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FilterTest_short.test_namefilt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Bean.setId( shor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FilterTest_short.process( Object source , String name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ameFilterTest_short.test_namefilte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ea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